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a4f08" officeooo:paragraph-rsid="001a4f08"/>
    </style:style>
    <style:style style:name="P8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9" style:family="paragraph" style:parent-style-name="Table_20_Contents">
      <style:text-properties fo:font-style="italic" officeooo:rsid="0011cc2b" officeooo:paragraph-rsid="001e38e2" style:font-style-asian="italic" style:font-style-complex="italic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Azione_20_sistema">
      <style:text-properties officeooo:rsid="0015e382" officeooo:paragraph-rsid="0015e382"/>
    </style:style>
    <style:style style:name="P14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P15" style:family="paragraph" style:parent-style-name="Azione_20_attore">
      <style:text-properties fo:font-weight="normal" officeooo:rsid="0015e382" officeooo:paragraph-rsid="000cf989" style:font-weight-asian="normal" style:font-weight-complex="normal"/>
    </style:style>
    <style:style style:name="P16" style:family="paragraph" style:parent-style-name="Azione_20_attore">
      <style:text-properties officeooo:rsid="0015e382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attore">
      <style:paragraph-properties fo:margin-left="0.058cm" fo:margin-right="0.028cm" fo:text-indent="0.062cm" style:auto-text-indent="false">
        <style:tab-stops/>
      </style:paragraph-properties>
      <style:text-properties officeooo:rsid="001bdb2c" officeooo:paragraph-rsid="001bdb2c"/>
    </style:style>
    <style:style style:name="P19" style:family="paragraph" style:parent-style-name="Azione_20_attore">
      <style:paragraph-properties fo:margin-left="0.122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T1" style:family="text">
      <style:text-properties officeooo:rsid="001009f9"/>
    </style:style>
    <style:style style:name="T2" style:family="text">
      <style:text-properties fo:font-weight="bold" officeooo:rsid="001e38e2" style:font-weight-asian="bold" style:font-weight-complex="bold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4a617"/>
    </style:style>
    <style:style style:name="T6" style:family="text">
      <style:text-properties officeooo:rsid="00185656"/>
    </style:style>
    <style:style style:name="T7" style:family="text">
      <style:text-properties officeooo:rsid="001a4f08"/>
    </style:style>
    <style:style style:name="T8" style:family="text">
      <style:text-properties officeooo:rsid="001bdb2c"/>
    </style:style>
    <style:style style:name="T9" style:family="text">
      <style:text-properties officeooo:rsid="001e38e2"/>
    </style:style>
    <style:style style:name="T10" style:family="text">
      <style:text-properties officeooo:rsid="002021c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0">Educatore </text:span><text:span text:style-name="T8">Modifica</text:span><text:span text:style-name="T5"> </text:span><text:span text:style-name="T7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utente accede al sistema e viene riconosciuto come <text:span text:style-name="T7">Educatore Didattico</text:span></text:p>
            <text:p text:style-name="P9"><text:span text:style-name="T9">L'utente visualizza lo storico (Include V</text:span><text:span text:style-name="T2">isualizza Storico Registro</text:span><text:span text:style-name="T9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46135" text:style-name="Numerazione_20_UC">
              <text:list-header>
                <text:p text:style-name="P15"/>
              </text:list-header>
              <text:list-item text:start-value="1">
                <text:p text:style-name="P18">L'utente seleziona la funzionalità modifica relativa all'attività da modificare</text:p>
              </text:list-item>
              <text:list-item>
                <text:p text:style-name="P14">Il sistema mostra la finestra con l'attività da modificare</text:p>
              </text:list-item>
              <text:list-item>
                <text:p text:style-name="P19">L'utente modifica i campi</text:p>
              </text:list-item>
              <text:list-item>
                <text:p text:style-name="P16">L'utente sottomette <text:span text:style-name="T7">l'attività</text:span></text:p>
              </text:list-item>
              <text:list-item>
                <text:p text:style-name="P13">Il sistema memorizza <text:span text:style-name="T7">l'attività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3">mostra un messaggio di </text:span><text:span text:style-name="T8">avvenuta modific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0458624" text:style-name="L1">
              <text:list-item>
                <text:p text:style-name="P12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11"/>
      <text:p text:style-name="P6"><text:span text:style-name="T6">UC_H_</text:span><text:span text:style-name="T7">5</text:span><text:span text:style-name="T8">6</text:span><text:span text:style-name="T6">_</text:span><text:span text:style-name="T10">educatore_</text:span><text:span text:style-name="T8">modifica</text:span><text:span text:style-name="T6">_</text:span><text:span text:style-name="T7">attività_registro</text:span><text:span text:style-name="T6">: </text:span><text:span text:style-name="T10">Educatore </text:span><text:span text:style-name="T8">Modifica</text:span><text:span text:style-name="T5"> </text:span><text:span text:style-name="T7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2</meta:editing-cycles>
    <meta:generator>LibreOffice/3.6$Windows_x86 LibreOffice_project/da8c1e6-fd468f4-454e206-f42a4a9-143cfd</meta:generator>
    <dc:date>2012-11-07T20:31:09.78</dc:date>
    <meta:document-statistic meta:table-count="1" meta:image-count="0" meta:object-count="0" meta:page-count="1" meta:paragraph-count="22" meta:word-count="112" meta:character-count="815" meta:non-whitespace-character-count="731"/>
  </office:meta>
</office:document-meta>
</file>